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e6870" officeooo:paragraph-rsid="000e6870"/>
    </style:style>
    <style:style style:name="P2" style:family="paragraph" style:parent-style-name="Standard">
      <style:text-properties officeooo:rsid="000e6870" officeooo:paragraph-rsid="000e6870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UX</text:p>
      <text:p text:style-name="P2"/>
      <text:h text:style-name="P1" text:outline-level="1">🎒 Aulinha de WSL: do zero ao confortável</text:h>
      <text:p text:style-name="Text_20_body">Imagine o WSL como uma <text:span text:style-name="Strong_20_Emphasis">janela secreta</text:span> no Windows, que abre um pedacinho de Linux dentro dele. Não é VM completa, não é dual-boot: é um microcosmo Linux hospedado com carinho.</text:p>
      <text:p text:style-name="Text_20_body">Vamos por partes.</text:p>
      <text:p text:style-name="Horizontal_20_Line"/>
      <text:h text:style-name="Heading_20_1" text:outline-level="1">1. O que é o WSL?</text:h>
      <text:p text:style-name="Text_20_body"><text:span text:style-name="Strong_20_Emphasis">WSL (Windows Subsystem for Linux)</text:span> é uma tecnologia que permite rodar distribuições Linux <text:span text:style-name="Strong_20_Emphasis">nativas</text:span> dentro do Windows, usando o próprio kernel Linux (no WSL2).</text:p>
      <text:p text:style-name="Text_20_body">Com ele, você ganha:</text:p>
      <text:list text:style-name="L1">
        <text:list-item>
          <text:p text:style-name="P4">terminal Linux real</text:p>
        </text:list-item>
        <text:list-item>
          <text:p text:style-name="P4">apt, bash, grep, sed, awk</text:p>
        </text:list-item>
        <text:list-item>
          <text:p text:style-name="P4">ferramentas de DevOps e segurança</text:p>
        </text:list-item>
        <text:list-item>
          <text:p text:style-name="P4">acesso total ao sistema de arquivos</text:p>
        </text:list-item>
        <text:list-item>
          <text:p text:style-name="P4">compatibilidade com Docker</text:p>
        </text:list-item>
      </text:list>
      <text:p text:style-name="Text_20_body">É como ter duas metades de um planeta rodando lado a lado.</text:p>
      <text:p text:style-name="Horizontal_20_Line"/>
      <text:h text:style-name="Heading_20_1" text:outline-level="1">2. Como instalar (jeito simples)</text:h>
      <text:p text:style-name="Text_20_body">Abra o <text:span text:style-name="Strong_20_Emphasis">PowerShell como administrador</text:span> e digite:</text:p>
      <text:p text:style-name="P3"><text:span text:style-name="Source_20_Text">wsl --install</text:span></text:p>
      <text:p text:style-name="Text_20_body">O Windows vai:</text:p>
      <text:list text:style-name="L2">
        <text:list-item>
          <text:p text:style-name="P5">Ativar recursos necessários</text:p>
        </text:list-item>
        <text:list-item>
          <text:p text:style-name="P5">Baixar o kernel Linux</text:p>
        </text:list-item>
        <text:list-item>
          <text:p text:style-name="P5">Instalar automaticamente o Ubuntu</text:p>
        </text:list-item>
        <text:list-item>
          <text:p text:style-name="P5">Pedir um nome de usuário e senha</text:p>
        </text:list-item>
      </text:list>
      <text:p text:style-name="Text_20_body">Quando terminar, você terá um Linux prontinho.</text:p>
      <text:p text:style-name="Horizontal_20_Line"/>
      <text:h text:style-name="Heading_20_1" text:outline-level="1"><text:soft-page-break/>3. Abrir e usar o WSL</text:h>
      <text:p text:style-name="Text_20_body">Depois de instalado:</text:p>
      <text:list text:style-name="L3">
        <text:list-item>
          <text:p text:style-name="P6">Abra o menu iniciar</text:p>
        </text:list-item>
        <text:list-item>
          <text:p text:style-name="P6">Pesquise por <text:span text:style-name="Strong_20_Emphasis">Ubuntu</text:span> ou <text:span text:style-name="Strong_20_Emphasis">Debian</text:span> (ou a distro que escolher)</text:p>
        </text:list-item>
        <text:list-item>
          <text:p text:style-name="P6">Você estará dentro do terminal Linux</text:p>
        </text:list-item>
      </text:list>
      <text:p text:style-name="Text_20_body">Ou simplesmente:</text:p>
      <text:p text:style-name="P3"><text:span text:style-name="Source_20_Text">wsl</text:span></text:p>
      <text:p text:style-name="Text_20_body">no PowerShell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8T14:00:50.678310379</meta:creation-date>
    <meta:editing-duration>PT35M</meta:editing-duration>
    <meta:editing-cycles>2</meta:editing-cycles>
    <meta:generator>LibreOffice/24.2.7.2$Linux_X86_64 LibreOffice_project/420$Build-2</meta:generator>
    <dc:date>2025-12-18T14:43:27.979724566</dc:date>
    <meta:document-statistic meta:table-count="0" meta:image-count="0" meta:object-count="0" meta:page-count="2" meta:paragraph-count="30" meta:word-count="200" meta:character-count="1093" meta:non-whitespace-character-count="936"/>
  </office:meta>
</office:document-meta>
</file>